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9">
      <style:paragraph-properties fo:margin-top="0cm" fo:margin-bottom="0cm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cm" fo:margin-bottom="0cm" style:contextual-spacing="false"/>
    </style:style>
    <style:style style:name="P19" style:family="paragraph" style:parent-style-name="Text_20_body" style:list-style-name="L11"/>
    <style:style style:name="P20" style:family="paragraph" style:parent-style-name="Text_20_body" style:list-style-name="L11">
      <style:paragraph-properties fo:margin-top="0cm" fo:margin-bottom="0cm" style:contextual-spacing="false"/>
    </style:style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3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<text:span text:style-name="Strong_20_Emphasis">Les Niveaux d’Automatisation (Norme SAE J3016)</text:span></text:h>
      <text:p text:style-name="Text_20_body">Les niveaux d’autonomie définissent le degré d’implication du conducteur et des systèmes automatisés.</text:p>
      <text:list text:style-name="L7">
        <text:list-item>
          <text:p text:style-name="P13"><text:span text:style-name="Strong_20_Emphasis">Niveau 0 : Aucune automatisation</text:span><text:line-break/>Le conducteur contrôle entièrement le véhicule. Les aides à la conduite sont limitées (avertisseur de franchissement de ligne sonore, freinage d’urgence, etc.).</text:p>
        </text:list-item>
        <text:list-item>
          <text:p text:style-name="P13"><text:span text:style-name="Strong_20_Emphasis">Niveau 1 : Assistance à la conduite</text:span><text:line-break/>Un système assiste soit la direction, soit l’accélération/freinage, mais pas les deux en même temps. Exemple : régulateur de vitesse adaptatif ou aide au maintien dans la voie.</text:p>
        </text:list-item>
        <text:list-item>
          <text:p text:style-name="P13"><text:span text:style-name="Strong_20_Emphasis">Niveau 2 : Automatisation partielle</text:span><text:line-break/>Le véhicule peut gérer la direction et la vitesse simultanément, mais le conducteur doit garder les mains sur le volant et rester attentif.<text:line-break/><text:span text:style-name="Strong_20_Emphasis">Exemple</text:span> : Tesla Autopilot, Volvo Pilot Assist.</text:p>
        </text:list-item>
        <text:list-item>
          <text:p text:style-name="P13"><text:span text:style-name="Strong_20_Emphasis">Niveau 3 : Automatisation conditionnelle</text:span><text:line-break/>Le véhicule peut gérer la conduite dans certaines conditions, mais il doit pouvoir rendre la main au conducteur en cas de situation complexe.<text:line-break/><text:span text:style-name="Strong_20_Emphasis">Exemple</text:span> : Mercedes-Benz Drive Pilot (autorisé en Allemagne sur autoroute).</text:p>
        </text:list-item>
        <text:list-item>
          <text:p text:style-name="P13"><text:span text:style-name="Strong_20_Emphasis">Niveau 4 : Automatisation élevée</text:span><text:line-break/>Le véhicule peut se déplacer seul sans intervention humaine dans des environnements spécifiques (zones urbaines cartographiées).<text:line-break/><text:span text:style-name="Strong_20_Emphasis">Exemple</text:span> : Navettes autonomes dans des campus ou Waymo One (Phoenix, USA).</text:p>
        </text:list-item>
        <text:list-item>
          <text:p text:style-name="P13"><text:span text:style-name="Strong_20_Emphasis">Niveau 5 : Automatisation complète</text:span><text:line-break/>Le véhicule est entièrement autonome, sans volant ni pédales. Il peut circuler partout et dans toutes les conditions sans intervention humaine.<text:line-break/><text:span text:style-name="Strong_20_Emphasis">Exemple</text:span> : Concept encore en développement.</text:p>
        </text:list-item>
      </text:list>
      <text:p text:style-name="Horizontal_20_Line"/>
      <text:h text:style-name="Heading_20_3" text:outline-level="3">2. <text:span text:style-name="Strong_20_Emphasis">Technologies Utilisées</text:span></text:h>
      <text:h text:style-name="Heading_20_4" text:outline-level="4">a) <text:span text:style-name="Strong_20_Emphasis">Les Capteurs</text:span></text:h>
      <text:p text:style-name="Text_20_body">Les véhicules autonomes s’appuient sur plusieurs types de capteurs pour comprendre leur environnement :</text:p>
      <text:list text:style-name="L8">
        <text:list-item>
          <text:p text:style-name="P14"><text:span text:style-name="Strong_20_Emphasis">Lidar (Light Detection and Ranging)</text:span><text:line-break/>Utilise des lasers pour cartographier l’environnement en 3D. Il offre une grande précision mais reste coûteux.<text:line-break/><text:span text:style-name="Strong_20_Emphasis">Exemple</text:span> : Waymo et Apple utilisent des Lidars.</text:p>
        </text:list-item>
        <text:list-item>
          <text:p text:style-name="P14"><text:span text:style-name="Strong_20_Emphasis">Radar (Radio Detection and Ranging)</text:span><text:line-break/>Utilise des ondes radio pour détecter des objets, notamment dans des conditions météo difficiles. Il est fiable mais moins précis que le Lidar.<text:line-break/><text:span text:style-name="Strong_20_Emphasis">Exemple</text:span> : Tesla utilise beaucoup de radars pour détecter les véhicules.</text:p>
        </text:list-item>
        <text:list-item>
          <text:p text:style-name="P14"><text:soft-page-break/><text:span text:style-name="Strong_20_Emphasis">Caméras</text:span><text:line-break/>Utilisent la vision artificielle pour lire les panneaux, détecter les piétons et suivre les marquages au sol.<text:line-break/><text:span text:style-name="Strong_20_Emphasis">Exemple</text:span> : Tesla mise principalement sur les caméras avec son système "Tesla Vision".</text:p>
        </text:list-item>
        <text:list-item>
          <text:p text:style-name="P14"><text:span text:style-name="Strong_20_Emphasis">Capteurs ultrasons</text:span><text:line-break/>Placés autour du véhicule, ils servent pour les manœuvres à faible vitesse (stationnement).</text:p>
        </text:list-item>
      </text:list>
      <text:h text:style-name="Heading_20_4" text:outline-level="4">b) <text:span text:style-name="Strong_20_Emphasis">Traitement des Données et Intelligence Artificielle (IA)</text:span></text:h>
      <text:list text:style-name="L9">
        <text:list-item>
          <text:p text:style-name="P16"><text:span text:style-name="Strong_20_Emphasis">Fusion de données</text:span> : Combine les informations des capteurs pour générer une vision cohérente de l’environnement.</text:p>
        </text:list-item>
        <text:list-item>
          <text:p text:style-name="P16"><text:span text:style-name="Strong_20_Emphasis">Machine Learning</text:span> : Les véhicules apprennent à réagir face à des situations grâce à l’analyse de données massives.</text:p>
        </text:list-item>
        <text:list-item>
          <text:p text:style-name="P15"><text:span text:style-name="Strong_20_Emphasis">Réseaux de neurones</text:span> : L’IA imite le cerveau humain pour détecter des objets et anticiper les mouvements.</text:p>
        </text:list-item>
      </text:list>
      <text:h text:style-name="Heading_20_4" text:outline-level="4">c) <text:span text:style-name="Strong_20_Emphasis">Systèmes de Communication</text:span></text:h>
      <text:list text:style-name="L10">
        <text:list-item>
          <text:p text:style-name="P18"><text:span text:style-name="Strong_20_Emphasis">V2V (Vehicle-to-Vehicle)</text:span> : Les voitures communiquent entre elles pour signaler des dangers ou des changements de circulation.</text:p>
        </text:list-item>
        <text:list-item>
          <text:p text:style-name="P18"><text:span text:style-name="Strong_20_Emphasis">V2I (Vehicle-to-Infrastructure)</text:span> : Interaction avec des infrastructures intelligentes (feux, panneaux).</text:p>
        </text:list-item>
        <text:list-item>
          <text:p text:style-name="P17"><text:span text:style-name="Strong_20_Emphasis">5G/Edge Computing</text:span> : Transmission rapide d’informations pour des décisions instantanées.</text:p>
        </text:list-item>
      </text:list>
      <text:p text:style-name="Horizontal_20_Line"/>
      <text:h text:style-name="Heading_20_3" text:outline-level="3">3. <text:span text:style-name="Strong_20_Emphasis">Enjeux et Défis</text:span></text:h>
      <text:h text:style-name="Heading_20_4" text:outline-level="4">a) <text:span text:style-name="Strong_20_Emphasis">Sécurité</text:span></text:h>
      <text:p text:style-name="Text_20_body">L’objectif est de réduire les accidents causés par des erreurs humaines. Les défis incluent la détection d’obstacles imprévus et la réaction face aux comportements humains imprévisibles.</text:p>
      <text:h text:style-name="Heading_20_4" text:outline-level="4">b) <text:span text:style-name="Strong_20_Emphasis">Cadre Légal</text:span></text:h>
      <text:p text:style-name="Text_20_body">La réglementation varie selon les pays. Des questions comme la responsabilité en cas d’accident et les assurances doivent être clarifiées.</text:p>
      <text:h text:style-name="Heading_20_4" text:outline-level="4">c) <text:span text:style-name="Strong_20_Emphasis">Éthique</text:span></text:h>
      <text:p text:style-name="Text_20_body">Comment un véhicule doit-il réagir face à un dilemme moral ? Par exemple : éviter un accident au risque de blesser un piéton ou protéger ses passagers ?</text:p>
      <text:h text:style-name="Heading_20_4" text:outline-level="4">d) <text:span text:style-name="Strong_20_Emphasis">Cybersécurité</text:span></text:h>
      <text:p text:style-name="Text_20_body">Les voitures autonomes sont vulnérables aux cyberattaques. Il est donc crucial de sécuriser les communications et les systèmes.</text:p>
      <text:p text:style-name="Horizontal_20_Line"/>
      <text:h text:style-name="Heading_20_3" text:outline-level="3">4. <text:span text:style-name="Strong_20_Emphasis">Avantages des Voitures Autonomes</text:span></text:h>
      <text:list text:style-name="L11">
        <text:list-item>
          <text:p text:style-name="P20"><text:span text:style-name="Strong_20_Emphasis">Sécurité</text:span> : Réduction des accidents dus à la fatigue, la distraction ou l’alcool.</text:p>
        </text:list-item>
        <text:list-item>
          <text:p text:style-name="P20"><text:soft-page-break/><text:span text:style-name="Strong_20_Emphasis">Fluidité du trafic</text:span> : Optimisation des trajets, réduction des embouteillages.</text:p>
        </text:list-item>
        <text:list-item>
          <text:p text:style-name="P20"><text:span text:style-name="Strong_20_Emphasis">Accessibilité</text:span> : Aide précieuse pour les personnes âgées ou à mobilité réduite.</text:p>
        </text:list-item>
        <text:list-item>
          <text:p text:style-name="P19"><text:span text:style-name="Strong_20_Emphasis">Environnement</text:span> : Conduite plus éco-responsable, réduction des émissions de CO₂.</text:p>
        </text:list-item>
      </text:list>
      <text:p text:style-name="Horizontal_20_Line"/>
      <text:h text:style-name="Heading_20_3" text:outline-level="3">5. <text:span text:style-name="Strong_20_Emphasis">Limites Actuelles</text:span></text:h>
      <text:list text:style-name="L12">
        <text:list-item>
          <text:p text:style-name="P22"><text:span text:style-name="Strong_20_Emphasis">Conditions météorologiques extrêmes</text:span> : Pluie, neige, brouillard peuvent perturber les capteurs.</text:p>
        </text:list-item>
        <text:list-item>
          <text:p text:style-name="P22"><text:span text:style-name="Strong_20_Emphasis">Infrastructure</text:span> : Les routes doivent être bien cartographiées et entretenues.</text:p>
        </text:list-item>
        <text:list-item>
          <text:p text:style-name="P22"><text:span text:style-name="Strong_20_Emphasis">Coût élevé</text:span> : Les capteurs, notamment les Lidars, sont encore très coûteux.</text:p>
        </text:list-item>
        <text:list-item>
          <text:p text:style-name="P21"><text:span text:style-name="Strong_20_Emphasis">Acceptation sociale</text:span> : Les gens doivent apprendre à faire confiance aux véhicules autonomes.</text:p>
        </text:list-item>
      </text:list>
      <text:p text:style-name="Horizontal_20_Line"/>
      <text:h text:style-name="Heading_20_3" text:outline-level="3">6. <text:span text:style-name="Strong_20_Emphasis">Acteurs Majeurs du Marché</text:span></text:h>
      <text:list text:style-name="L13">
        <text:list-item>
          <text:p text:style-name="P24"><text:span text:style-name="Strong_20_Emphasis">Tesla</text:span> : Utilise des caméras et des radars pour son Autopilot (niveau 2).</text:p>
        </text:list-item>
        <text:list-item>
          <text:p text:style-name="P24"><text:span text:style-name="Strong_20_Emphasis">Waymo (Google)</text:span> : Développe des véhicules de niveau 4 avec Lidar et IA avancée.</text:p>
        </text:list-item>
        <text:list-item>
          <text:p text:style-name="P24"><text:span text:style-name="Strong_20_Emphasis">Mercedes-Benz</text:span> : Premier constructeur à obtenir l’autorisation du niveau 3.</text:p>
        </text:list-item>
        <text:list-item>
          <text:p text:style-name="P24"><text:span text:style-name="Strong_20_Emphasis">NVIDIA</text:span> : Fournit des processeurs puissants pour les calculs IA.</text:p>
        </text:list-item>
        <text:list-item>
          <text:p text:style-name="P24"><text:span text:style-name="Strong_20_Emphasis">Intel (Mobileye)</text:span> : Spécialisé dans les systèmes d’aide à la conduite.</text:p>
        </text:list-item>
        <text:list-item>
          <text:p text:style-name="P23"><text:span text:style-name="Strong_20_Emphasis">Apple</text:span> : Travaille discrètement sur le projet Titan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6T22:51:33.899000000</meta:creation-date>
    <dc:date>2025-01-16T23:17:00.412000000</dc:date>
    <meta:editing-duration>PT25M27S</meta:editing-duration>
    <meta:editing-cycles>1</meta:editing-cycles>
    <meta:document-statistic meta:table-count="0" meta:image-count="0" meta:object-count="0" meta:page-count="3" meta:paragraph-count="49" meta:word-count="761" meta:character-count="4957" meta:non-whitespace-character-count="4277"/>
    <meta:generator>LibreOffice/7.6.4.1$Windows_X86_64 LibreOffice_project/e19e193f88cd6c0525a17fb7a176ed8e6a3e2aa1</meta:generator>
  </office:meta>
</office:document-meta>
</file>